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254cm" fo:min-width="6.727cm"/>
    </style:style>
    <style:style style:name="gr2" style:family="graphic" style:parent-style-name="standard">
      <style:graphic-properties draw:stroke="none" svg:stroke-color="#000000" draw:fill="none" draw:fill-color="#ffffff" fo:min-height="1.154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858cm" fo:min-width="1.596cm"/>
    </style:style>
    <style:style style:name="gr4" style:family="graphic" style:parent-style-name="standard">
      <style:graphic-properties draw:stroke="none" svg:stroke-color="#000000" draw:fill="none" draw:fill-color="#ffffff" fo:min-height="0.492cm"/>
      <style:paragraph-properties style:writing-mode="lr-tb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76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font-size="7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7pt" style:font-size-asian="6pt" style:font-size-complex="6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27cm" svg:height="1.504cm" svg:x="1.481cm" svg:y="1.4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03cm" svg:height="1.404cm" svg:x="1.329cm" svg:y="1.536cm">
          <draw:text-box>
            <text:p><text:span text:style-name="T1">pair: ... </text:span><text:span text:style-name="T1"><text:s text:c="12"/></text:span><text:span text:style-name="T1"><text:s text:c="2"/>tail: </text:span><text:span text:style-name="T1">… <text:s text:c="8"/></text:span><text:span text:style-name="T1"><text:s text:c="7"/>z: </text:span></text:p>
            <text:p><text:span text:style-name="T1">head: .</text:span><text:span text:style-name="T1">.. <text:s text:c="9"/></text:span><text:span text:style-name="T1"><text:s text:c="3"/></text:span><text:span text:style-name="T1">set_he</text:span><text:span text:style-name="T1">ad: ...</text:span></text:p>
            <text:p><text:span text:style-name="T1">x: <text:s text:c="8"/></text:span><text:span text:style-name="T1"><text:s text:c="12"/></text:span><text:span text:style-name="T1"><text:s text:c="2"/></text:span><text:span text:style-name="T1">set_tail</text:span><text:span text:style-name="T1">: ...</text:span></text:p>
          </draw:text-box>
        </draw:frame>
        <draw:custom-shape draw:style-name="gr3" draw:text-style-name="P1" draw:layer="layout" svg:width="2.096cm" svg:height="2.108cm" svg:x="3.971cm" svg:y="3.8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44cm" svg:height="0.742cm" svg:x="3.222cm" svg:y="3.806cm">
          <draw:text-box>
            <text:p><text:span text:style-name="T2">E1</text:span></text:p>
          </draw:text-box>
        </draw:frame>
        <draw:line draw:style-name="gr5" draw:text-style-name="P4" draw:layer="layout" svg:x1="4.936cm" svg:y1="3.869cm" svg:x2="4.936cm" svg:y2="2.905cm">
          <text:p/>
        </draw:line>
        <draw:frame draw:style-name="gr6" draw:text-style-name="P3" draw:layer="layout" svg:width="1.917cm" svg:height="1.626cm" svg:x="3.845cm" svg:y="3.994cm">
          <draw:text-box>
            <text:p><text:span text:style-name="T2">x:1</text:span></text:p>
            <text:p><text:span text:style-name="T2">y:2</text:span></text:p>
            <text:p><text:span text:style-name="T2">set_x: ..</text:span><text:span text:style-name="T2">.</text:span></text:p>
            <text:p><text:span text:style-name="T2">set_y: ..</text:span><text:span text:style-name="T2">.</text:span></text:p>
            <text:p><text:span text:style-name="T2">dispatch</text:span><text:span text:style-name="T2">: ...</text:span></text:p>
          </draw:text-box>
        </draw:frame>
        <draw:custom-shape draw:style-name="gr7" draw:text-style-name="P1" draw:layer="layout" svg:width="0.409cm" svg:height="0.409cm" svg:x="1.33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9cm" svg:height="0.409cm" svg:x="1.745cm" svg:y="4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.531cm" svg:y1="5.101cm" svg:x2="1.531cm" svg:y2="6.134cm">
          <text:p/>
        </draw:line>
        <draw:line draw:style-name="gr5" draw:text-style-name="P4" draw:layer="layout" svg:x1="1.949cm" svg:y1="4.81cm" svg:x2="3.536cm" svg:y2="4.81cm">
          <text:p/>
        </draw:line>
        <draw:line draw:style-name="gr9" draw:text-style-name="P4" draw:layer="layout" svg:x1="1.949cm" svg:y1="5.127cm" svg:x2="1.949cm" svg:y2="4.81cm">
          <text:p/>
        </draw:line>
        <draw:line draw:style-name="gr8" draw:text-style-name="P4" draw:layer="layout" svg:x1="1.831cm" svg:y1="2.701cm" svg:x2="1.831cm" svg:y2="4.81cm">
          <text:p/>
        </draw:line>
        <draw:frame draw:style-name="gr10" draw:text-style-name="P5" draw:layer="layout" svg:width="2.122cm" svg:height="0.963cm" svg:x="1.1cm" svg:y="6.069cm">
          <draw:text-box>
            <text:p><text:span text:style-name="T3">Parameters: m</text:span></text:p>
            <text:p><text:span text:style-name="T3">Body: ...</text:span></text:p>
          </draw:text-box>
        </draw:frame>
        <draw:custom-shape draw:style-name="gr3" draw:text-style-name="P1" draw:layer="layout" svg:width="2.096cm" svg:height="2.108cm" svg:x="6.972cm" svg:y="3.84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44cm" svg:height="0.742cm" svg:x="6.223cm" svg:y="3.807cm">
          <draw:text-box>
            <text:p><text:span text:style-name="T2">E2</text:span></text:p>
          </draw:text-box>
        </draw:frame>
        <draw:line draw:style-name="gr5" draw:text-style-name="P4" draw:layer="layout" svg:x1="7.937cm" svg:y1="3.87cm" svg:x2="7.937cm" svg:y2="2.906cm">
          <text:p/>
        </draw:line>
        <draw:frame draw:style-name="gr6" draw:text-style-name="P3" draw:layer="layout" svg:width="1.917cm" svg:height="1.626cm" svg:x="6.846cm" svg:y="3.995cm">
          <draw:text-box>
            <text:p><text:span text:style-name="T2">x:x</text:span></text:p>
            <text:p><text:span text:style-name="T2">y:x</text:span></text:p>
            <text:p><text:span text:style-name="T2">set_x: ...</text:span></text:p>
            <text:p><text:span text:style-name="T2">set_y: ...</text:span></text:p>
            <text:p><text:span text:style-name="T2">dispatch: ...</text:span></text:p>
          </draw:text-box>
        </draw:frame>
        <draw:custom-shape draw:style-name="gr7" draw:text-style-name="P1" draw:layer="layout" svg:width="0.409cm" svg:height="0.409cm" svg:x="9.80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09cm" svg:height="0.409cm" svg:x="10.217cm" svg:y="4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0.003cm" svg:y1="4.783cm" svg:x2="10.003cm" svg:y2="5.816cm">
          <text:p/>
        </draw:line>
        <draw:line draw:style-name="gr5" draw:text-style-name="P4" draw:layer="layout" svg:x1="10.425cm" svg:y1="4.175cm" svg:x2="9.155cm" svg:y2="4.175cm">
          <text:p/>
        </draw:line>
        <draw:line draw:style-name="gr9" draw:text-style-name="P4" draw:layer="layout" svg:x1="10.421cm" svg:y1="4.809cm" svg:x2="10.421cm" svg:y2="4.175cm">
          <text:p/>
        </draw:line>
        <draw:frame draw:style-name="gr10" draw:text-style-name="P5" draw:layer="layout" svg:width="2.122cm" svg:height="0.963cm" svg:x="9.572cm" svg:y="5.751cm">
          <draw:text-box>
            <text:p><text:span text:style-name="T3">Parameters: m</text:span></text:p>
            <text:p><text:span text:style-name="T3">Body: ...</text:span></text:p>
          </draw:text-box>
        </draw:frame>
        <draw:line draw:style-name="gr9" draw:text-style-name="P4" draw:layer="layout" svg:x1="6.08cm" svg:y1="1.852cm" svg:x2="10.207cm" svg:y2="1.852cm">
          <text:p/>
        </draw:line>
        <draw:line draw:style-name="gr8" draw:text-style-name="P4" draw:layer="layout" svg:x1="10.203cm" svg:y1="1.864cm" svg:x2="10.203cm" svg:y2="3.84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1:01:45.716307041</meta:creation-date>
    <dc:date>2023-12-30T01:36:29.741923231</dc:date>
    <meta:editing-duration>PT1H6M5S</meta:editing-duration>
    <meta:editing-cycles>13</meta:editing-cycles>
    <meta:generator>LibreOffice/7.4.7.2$Linux_X86_64 LibreOffice_project/40$Build-2</meta:generator>
    <meta:document-statistic meta:object-count="25"/>
  </office:meta>
</office:document-meta>
</file>